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833cm" style:rel-column-width="10922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04e5a" officeooo:paragraph-rsid="00004e5a"/>
    </style:style>
    <style:style style:name="P2" style:family="paragraph" style:parent-style-name="Standard">
      <style:text-properties officeooo:rsid="0001e5de" officeooo:paragraph-rsid="0001e5de"/>
    </style:style>
    <style:style style:name="P3" style:family="paragraph" style:parent-style-name="Standard">
      <style:text-properties officeooo:rsid="0003ca3e" officeooo:paragraph-rsid="0003ca3e"/>
    </style:style>
    <style:style style:name="P4" style:family="paragraph" style:parent-style-name="Standard">
      <style:text-properties officeooo:rsid="000633bc" officeooo:paragraph-rsid="000633bc"/>
    </style:style>
    <style:style style:name="P5" style:family="paragraph" style:parent-style-name="Table_20_Contents">
      <style:text-properties officeooo:rsid="00073321" officeooo:paragraph-rsid="00073321"/>
    </style:style>
    <style:style style:name="P6" style:family="paragraph" style:parent-style-name="Table_20_Contents">
      <style:text-properties officeooo:rsid="00073321" officeooo:paragraph-rsid="00078b5e"/>
    </style:style>
    <style:style style:name="P7" style:family="paragraph" style:parent-style-name="Table_20_Contents">
      <style:text-properties officeooo:paragraph-rsid="00073321"/>
    </style:style>
    <style:style style:name="P8" style:family="paragraph" style:parent-style-name="Table_20_Contents">
      <style:text-properties officeooo:paragraph-rsid="00078b5e"/>
    </style:style>
    <style:style style:name="P9" style:family="paragraph" style:parent-style-name="Table_20_Contents">
      <style:text-properties officeooo:rsid="00078b5e" officeooo:paragraph-rsid="00078b5e"/>
    </style:style>
    <style:style style:name="P10" style:family="paragraph" style:parent-style-name="Table_20_Contents">
      <style:text-properties officeooo:rsid="000927bf" officeooo:paragraph-rsid="000927bf"/>
    </style:style>
    <style:style style:name="P11" style:family="paragraph" style:parent-style-name="Table_20_Contents">
      <style:text-properties officeooo:rsid="0009cc88" officeooo:paragraph-rsid="0009cc88"/>
    </style:style>
    <style:style style:name="P12" style:family="paragraph" style:parent-style-name="Table_20_Contents">
      <style:text-properties officeooo:paragraph-rsid="000927bf"/>
    </style:style>
    <style:style style:name="T1" style:family="text">
      <style:text-properties officeooo:rsid="00004e5a"/>
    </style:style>
    <style:style style:name="T2" style:family="text">
      <style:text-properties officeooo:rsid="0001e5de"/>
    </style:style>
    <style:style style:name="T3" style:family="text">
      <style:text-properties officeooo:rsid="0003ca3e"/>
    </style:style>
    <style:style style:name="T4" style:family="text">
      <style:text-properties officeooo:rsid="000633bc"/>
    </style:style>
    <style:style style:name="T5" style:family="text">
      <style:text-properties officeooo:rsid="00073321"/>
    </style:style>
    <style:style style:name="T6" style:family="text">
      <style:text-properties officeooo:rsid="00078b5e"/>
    </style:style>
    <style:style style:name="T7" style:family="text">
      <style:text-properties style:text-position="super 58%"/>
    </style:style>
    <style:style style:name="T8" style:family="text">
      <style:text-properties style:text-position="super 58%" officeooo:rsid="00078b5e"/>
    </style:style>
    <style:style style:name="T9" style:family="text">
      <style:text-properties officeooo:rsid="000927bf"/>
    </style:style>
    <style:style style:name="T10" style:family="text">
      <style:text-properties officeooo:rsid="0009cc88"/>
    </style:style>
    <style:style style:name="T11" style:family="text">
      <style:text-properties officeooo:rsid="000a62b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able:table table:name="Table1" table:style-name="Table1">
        <table:table-column table:style-name="Table1.A" table:number-columns-repeated="6"/>
        <table:table-row table:style-name="TableLine94095281610448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5">Monday</text:p>
          </table:table-cell>
          <table:table-cell table:style-name="Table1.A1" office:value-type="string">
            <text:p text:style-name="P5">Tuesday</text:p>
          </table:table-cell>
          <table:table-cell table:style-name="Table1.A1" office:value-type="string">
            <text:p text:style-name="P5">Wednesday</text:p>
          </table:table-cell>
          <table:table-cell table:style-name="Table1.A1" office:value-type="string">
            <text:p text:style-name="P5">Thursday</text:p>
          </table:table-cell>
          <table:table-cell table:style-name="Table1.F1" office:value-type="string">
            <text:p text:style-name="P5">Friday</text:p>
          </table:table-cell>
        </table:table-row>
        <table:table-row table:style-name="TableLine94095281610448">
          <table:table-cell table:style-name="Table1.A2" office:value-type="string">
            <text:p text:style-name="P5">Week 1</text:p>
          </table:table-cell>
          <table:table-cell table:style-name="Table1.A2" office:value-type="string">
            <text:p text:style-name="P5"><text:span text:style-name="T1">Studied some of the research papers on Multi ECU application in autosar </text:span><text:span text:style-name="T10">(4hrs)</text:span></text:p>
            <text:p text:style-name="P5"/>
            <text:p text:style-name="P5">Assigning of mini P.o.C </text:p>
            <text:p text:style-name="P5">connect session with Haarshini Shreyas and Jai regarding p.o.c<text:span text:style-name="T10">(3hrs)</text:span></text:p>
          </table:table-cell>
          <table:table-cell table:style-name="Table1.A2" office:value-type="string">
            <text:p text:style-name="P7"><text:span text:style-name="T5">Detailed study of software packages</text:span><text:span text:style-name="T10">(2.5hr)</text:span></text:p>
            <text:p text:style-name="P5"/>
            <text:p text:style-name="P5"><text:span text:style-name="T10">B</text:span>itbaking image for R-car<text:span text:style-name="T10">(5hr)</text:span></text:p>
            <text:p text:style-name="P5"/>
            <text:p text:style-name="P5">QT QML installation and basic examples<text:span text:style-name="T10">(3hr)</text:span></text:p>
          </table:table-cell>
          <table:table-cell table:style-name="Table1.A2" office:value-type="string">
            <text:p text:style-name="P5">F<text:span text:style-name="T9">l</text:span>ashing image for <text:span text:style-name="T9">R</text:span>-car(1&amp;2)</text:p>
            <text:p text:style-name="P11">(2hr)</text:p>
            <text:p text:style-name="P5">Understanding of QT QML <text:span text:style-name="T10">(5hr)</text:span></text:p>
          </table:table-cell>
          <table:table-cell table:style-name="Table1.A2" office:value-type="string">
            <text:p text:style-name="P5">Installing ubuntu on r-car<text:span text:style-name="T10">(4hr)</text:span></text:p>
            <text:p text:style-name="P5"/>
            <text:p text:style-name="P5">Establishing client server between two R-car<text:span text:style-name="T10">(2hr)</text:span></text:p>
          </table:table-cell>
          <table:table-cell table:style-name="Table1.F2" office:value-type="string">
            <text:p text:style-name="P5">A<text:span text:style-name="T6">s</text:span>cheduling polic<text:span text:style-name="T6">y</text:span></text:p>
            <text:p text:style-name="P10">(understanding with basic example)</text:p>
            <text:p text:style-name="P11">(4hr)</text:p>
            <text:p text:style-name="P5"/>
            <text:p text:style-name="P5"/>
            <text:p text:style-name="P9">introduction for gateway applications<text:span text:style-name="T10">(2hr)</text:span></text:p>
            <text:p text:style-name="P9"/>
          </table:table-cell>
        </table:table-row>
        <table:table-row table:style-name="TableLine94095281610448">
          <table:table-cell table:style-name="Table1.A2" office:value-type="string">
            <text:p text:style-name="P5">Week 2</text:p>
          </table:table-cell>
          <table:table-cell table:style-name="Table1.A2" office:value-type="string">
            <text:p text:style-name="P6">Gateway application brief study <text:span text:style-name="T10">(3hr)</text:span></text:p>
            <text:p text:style-name="P5"/>
            <text:p text:style-name="P9"><text:span text:style-name="T10">I</text:span>mplemeting 1<text:span text:style-name="T7">st</text:span> API<text:span text:style-name="T10">(3hr)</text:span></text:p>
            <text:p text:style-name="P5"/>
          </table:table-cell>
          <table:table-cell table:style-name="Table1.A2" office:value-type="string">
            <text:p text:style-name="P5">Implementing gateway application between three systems<text:span text:style-name="T10">(3hr )</text:span></text:p>
            <text:p text:style-name="P5"/>
            <text:p text:style-name="P8"><text:span text:style-name="T10">I</text:span><text:span text:style-name="T6">mplemeting 2</text:span><text:span text:style-name="T8">nd</text:span><text:span text:style-name="T6"> API</text:span><text:span text:style-name="T10">(3hr)</text:span></text:p>
          </table:table-cell>
          <table:table-cell table:style-name="Table1.A2" office:value-type="string">
            <text:p text:style-name="P7"><text:span text:style-name="T5">Adapting gateway between two </text:span><text:span text:style-name="T9">r-cars</text:span><text:span text:style-name="T10">(2hr)</text:span></text:p>
            <text:p text:style-name="P7"/>
            <text:p text:style-name="P7"/>
            <text:p text:style-name="P8"><text:span text:style-name="T10">I</text:span><text:span text:style-name="T6">mplemeting 3</text:span><text:span text:style-name="T8">rd</text:span><text:span text:style-name="T6"> <text:s/>API</text:span><text:span text:style-name="T10">(3hr)</text:span></text:p>
          </table:table-cell>
          <table:table-cell table:style-name="Table1.A2" office:value-type="string">
            <text:p text:style-name="P8"><text:span text:style-name="T5">Adapting gateway between </text:span><text:span text:style-name="T9">host and 2 r-cars</text:span><text:span text:style-name="T11">(4hrs)</text:span></text:p>
          </table:table-cell>
          <table:table-cell table:style-name="Table1.F2" office:value-type="string">
            <text:p text:style-name="P9">Testing and validations.<text:span text:style-name="T11">(4hrs)</text:span></text:p>
            <text:p text:style-name="P9"/>
            <text:p text:style-name="P11">Debugging issuses</text:p>
            <text:p text:style-name="P11">(4hr)</text:p>
          </table:table-cell>
        </table:table-row>
        <table:table-row table:style-name="TableLine94095281610448">
          <table:table-cell table:style-name="Table1.A2" office:value-type="string">
            <text:p text:style-name="P10">Buffering Day</text:p>
          </table:table-cell>
          <table:table-cell table:style-name="Table1.F2" table:number-columns-spanned="5" office:value-type="string">
            <text:p text:style-name="P12"><text:span text:style-name="T9">Needs 2 days in case of any e</text:span><text:span text:style-name="T10">xt</text:span><text:span text:style-name="T9">ernal issues or blocker!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8T11:00:58.812362812</meta:creation-date>
    <dc:date>2022-06-28T15:19:31.976175805</dc:date>
    <meta:editing-duration>PT3H34M50S</meta:editing-duration>
    <meta:editing-cycles>5</meta:editing-cycles>
    <meta:generator>LibreOffice/6.4.7.2$Linux_X86_64 LibreOffice_project/40$Build-2</meta:generator>
    <meta:document-statistic meta:table-count="1" meta:image-count="0" meta:object-count="0" meta:page-count="1" meta:paragraph-count="34" meta:word-count="133" meta:character-count="953" meta:non-whitespace-character-count="852"/>
  </office:meta>
</office:document-meta>
</file>